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FreeSans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variant="normal" fo:text-transform="none" fo:color="#000000" style:font-name="arial" fo:font-size="11.25pt" fo:letter-spacing="normal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use abusive : <text:a xlink:type="simple" xlink:href="http://www.clauses-abusives.fr/recommandation/contrats-conclus-entre-professionnels-et-non-professionnels-ou-consommateurs-dite-de-synthese/" text:style-name="Internet_20_link" text:visited-style-name="Visited_20_Internet_20_Link">http://www.clauses-abusives.fr/recommandation/contrats-conclus-entre-professionnels-et-non-professionnels-ou-consommateurs-dite-de-synthese/</text:a> </text:p>
      <text:p text:style-name="Standard"/>
      <text:p text:style-name="Standard">+ </text:p>
      <text:p text:style-name="Standard"/>
      <text:p text:style-name="Standard"><text:s/><text:span text:style-name="T1">Article R212-1 code consommation</text:span></text:p>
      <text:p text:style-name="Standard"/>
      <text:p text:style-name="Standard">Clause de modification unilatérale : 0</text:p>
      <text:p text:style-name="Standard"/>
      <text:p text:style-name="P1">« 3° Réserver au professionnel le droit de modifier unilatéralement les clauses du contrat relatives à sa durée, aux caractéristiques ou au prix du bien à livrer ou du service à rendre ; »</text:p>
      <text:p text:style-name="P1"/>
      <text:p text:style-name="P1">La clause d’un contrat de vente à distance de fleurs qui stipule que le professionnel « se réserve le droit de modifier les conditions générales à tout moment » n’est pas abusive dès lors qu’il résulte clairement des conditions générales que, si le professionnel se réserve le droit de modifier unilatéralement et à tout moment les conditions générales, sont applicables celles en vigueur au jour de la commande.</text:p>
      <text:p text:style-name="Standard"/>
      <text:p text:style-name="Standard">Clause de limitation de responsabilité : 1</text:p>
      <text:p text:style-name="Standard"/>
      <text:p text:style-name="P1"><text:s/>l’article L.121-20-3 du code de la consommation aux termes duquel « le professionnel est responsable de plein droit à l’égard du consommateur de la bonne exécution des obligations résultant du contrat conclu à distance (…) » qu’à celles de l’article R.132-1 selon lequel « est interdite comme abusive (…) la clause ayant pour objet ou pour effet de réduire le droit à réparation du non-professionnel ou consommateur en cas de manquement par le professionnel à l’une quelconque de ses obligations. »</text:p>
      <text:p text:style-name="Standard"/>
      <text:p text:style-name="Standard">Clause de résiliation unilatérale:2</text:p>
      <text:p text:style-name="Standard"/>
      <text:p text:style-name="P1">« 8° Reconnaître au professionnel le droit de résilier discrétionnairement le contrat, sans reconnaître le même droit au consommateur ; »</text:p>
      <text:p text:style-name="Standard"/>
      <text:p text:style-name="Standard"/>
      <text:p text:style-name="Standard"/>
      <text:p text:style-name="Standard">Listes des CGU/CGV :</text:p>
      <text:p text:style-name="Standard"/>
      <text:p text:style-name="Standard"><text:a xlink:type="simple" xlink:href="https://www.sephora.fr/mentions-legales.html" text:style-name="Internet_20_link" text:visited-style-name="Visited_20_Internet_20_Link">https://www.sephora.fr/mentions-legales.html</text:a> </text:p>
      <text:p text:style-name="Standard"/>
      <text:p text:style-name="Standard"><text:a xlink:type="simple" xlink:href="https://www.amazon.fr/gp/help/customer/display.html?ie=UTF8&amp;nodeId=201909000&amp;ref_=footer_cou" text:style-name="Internet_20_link" text:visited-style-name="Visited_20_Internet_20_Link">https://www.amazon.fr/gp/help/customer/display.html?ie=UTF8&amp;nodeId=201909000&amp;ref_=footer_cou</text:a> </text:p>
      <text:p text:style-name="Standard"/>
      <text:p text:style-name="Standard"><text:a xlink:type="simple" xlink:href="https://rule.alibaba.com/rule/detail/4671.htm?spm=a2g0o.home.0.0.2eeb8eb5O8lwls" text:style-name="Internet_20_link" text:visited-style-name="Visited_20_Internet_20_Link">https://rule.alibaba.com/rule/detail/4671.htm?spm=a2g0o.home.0.0.2eeb8eb5O8lwls</text:a> </text:p>
      <text:p text:style-name="Standard"/>
      <text:p text:style-name="Standard"><text:a xlink:type="simple" xlink:href="https://www.laredoute.fr/help_conditions.aspx#12" text:style-name="Internet_20_link" text:visited-style-name="Visited_20_Internet_20_Link">https://www.laredoute.fr/help_conditions.aspx#12</text:a> </text:p>
      <text:p text:style-name="Standard"/>
      <text:p text:style-name="Standard"><text:a xlink:type="simple" xlink:href="http://www.clauses-abusives.fr/jurisprudence/vente-sur-internet/" text:style-name="Internet_20_link" text:visited-style-name="Visited_20_Internet_20_Link">http://www.clauses-abusives.fr/jurisprudence/vente-sur-internet/</text:a> </text:p>
      <text:p text:style-name="Standard"/>
      <text:p text:style-name="Standard"><text:a xlink:type="simple" xlink:href="http://www.clauses-abusives.fr/jurisprudence/vente-a-distance-de-fleurs/" text:style-name="Internet_20_link" text:visited-style-name="Visited_20_Internet_20_Link">http://www.clauses-abusives.fr/jurisprudence/vente-a-distance-de-fleurs/</text:a> </text:p>
      <text:p text:style-name="Standard"/>
      <text:p text:style-name="Standard"><text:a xlink:type="simple" xlink:href="http://www.clauses-abusives.fr/jurisprudence/acces-a-linternet-5/" text:style-name="Internet_20_link" text:visited-style-name="Visited_20_Internet_20_Link">http://www.clauses-abusives.fr/jurisprudence/acces-a-linternet-5/</text:a> </text:p>
      <text:p text:style-name="Standard"/>
      <text:p text:style-name="Standard"><text:a xlink:type="simple" xlink:href="https://www.juripole.fr/J20040602.php" text:style-name="Internet_20_link" text:visited-style-name="Visited_20_Internet_20_Link">https://www.juripole.fr/J20040602.php</text:a> </text:p>
      <text:p text:style-name="Standard"><text:soft-page-break/>CGU de jurismatic</text:p>
      <text:p text:style-name="Standard"/>
      <text:p text:style-name="Standard">FREE</text:p>
      <text:p text:style-name="Standard"/>
      <text:p text:style-name="Standard">SFR</text:p>
      <text:p text:style-name="Standard"/>
      <text:p text:style-name="Standard"><text:a xlink:type="simple" xlink:href="https://www.bookingsync.com/fr/terms-of-service" text:style-name="Internet_20_link" text:visited-style-name="Visited_20_Internet_20_Link">https://www.bookingsync.com/fr/terms-of-service</text:a> </text:p>
      <text:p text:style-name="Standard"/>
      <text:p text:style-name="Standard"><text:a xlink:type="simple" xlink:href="https://www.deezer.com/legal/cgu" text:style-name="Internet_20_link" text:visited-style-name="Visited_20_Internet_20_Link">https://www.deezer.com/legal/cgu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FreeSans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09T20:41:52.67</meta:creation-date>
    <dc:date>2020-04-05T23:59:22.06</dc:date>
    <meta:editing-duration>P9DT16H56M39S</meta:editing-duration>
    <meta:editing-cycles>14</meta:editing-cycles>
    <meta:generator>OpenOffice/4.1.3$Win32 OpenOffice.org_project/413m1$Build-9783</meta:generator>
    <meta:document-statistic meta:table-count="0" meta:image-count="0" meta:object-count="0" meta:page-count="2" meta:paragraph-count="24" meta:word-count="249" meta:character-count="2178"/>
  </office:meta>
</office:document-meta>
</file>